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2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end"/>
      <style:text-properties fo:font-style="italic" style:font-style-asian="italic" style:font-style-complex="italic"/>
    </style:style>
    <style:style style:name="P4" style:parent-style-name="Standard" style:family="paragraph">
      <style:paragraph-properties fo:text-align="end"/>
      <style:text-properties fo:font-style="italic" style:font-style-asian="italic" style:font-style-complex="italic"/>
    </style:style>
    <style:style style:name="P5" style:parent-style-name="Standard" style:family="paragraph"/>
    <style:style style:name="T6" style:parent-style-name="Основнойшрифтабзаца" style:family="text">
      <style:text-properties fo:font-style="italic" style:font-style-asian="italic" style:font-style-complex="italic"/>
    </style:style>
    <style:style style:name="T7" style:parent-style-name="Основнойшрифтабзаца" style:family="text">
      <style:text-properties fo:font-style="italic" style:font-style-asian="italic" style:font-style-complex="italic"/>
    </style:style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T15" style:parent-style-name="Основнойшрифтабзаца" style:family="text">
      <style:text-properties fo:font-style="italic" style:font-style-asian="italic" style:font-style-complex="italic"/>
    </style:style>
    <style:style style:name="T16" style:parent-style-name="Основнойшрифтабзаца" style:family="text">
      <style:text-properties fo:font-style="italic" style:font-style-asian="italic" style:font-style-complex="italic"/>
    </style:style>
    <style:style style:name="P17" style:parent-style-name="Standard" style:family="paragraph"/>
    <style:style style:name="T18" style:parent-style-name="Основнойшрифтабзаца" style:family="text">
      <style:text-properties fo:font-style="italic" style:font-style-asian="italic" style:font-style-complex="italic"/>
    </style:style>
    <style:style style:name="T19" style:parent-style-name="Основнойшрифтабзаца" style:family="text">
      <style:text-properties fo:font-style="italic" style:font-style-asian="italic" style:font-style-complex="italic"/>
    </style:style>
    <style:style style:name="T20" style:parent-style-name="Основнойшрифтабзаца" style:family="text">
      <style:text-properties fo:font-style="italic" style:font-style-asian="italic" style:font-style-complex="italic"/>
    </style:style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T26" style:parent-style-name="Основнойшрифтабзаца" style:family="text">
      <style:text-properties fo:font-style="italic" style:font-style-asian="italic" style:font-style-complex="italic"/>
    </style:style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T31" style:parent-style-name="Основнойшрифтабзаца" style:family="text">
      <style:text-properties fo:font-style="italic" style:font-style-asian="italic" style:font-style-complex="italic"/>
    </style:style>
    <style:style style:name="P32" style:parent-style-name="Standard" style:family="paragraph"/>
    <style:style style:name="T33" style:parent-style-name="Основнойшрифтабзаца" style:family="text">
      <style:text-properties fo:font-style="italic" style:font-style-asian="italic" style:font-style-complex="italic"/>
    </style:style>
    <style:style style:name="T34" style:parent-style-name="Основнойшрифтабзаца" style:family="text">
      <style:text-properties fo:font-style="italic" style:font-style-asian="italic" style:font-style-complex="italic"/>
    </style:style>
    <style:style style:name="T35" style:parent-style-name="Основнойшрифтабзаца" style:family="text">
      <style:text-properties fo:font-style="italic" style:font-style-asian="italic" style:font-style-complex="italic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T39" style:parent-style-name="Основнойшрифтабзаца" style:family="text">
      <style:text-properties fo:font-style="italic" style:font-style-asian="italic" style:font-style-complex="italic"/>
    </style:style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T46" style:parent-style-name="Основнойшрифтабзаца" style:family="text">
      <style:text-properties fo:font-style="italic" style:font-style-asian="italic" style:font-style-complex="italic"/>
    </style:style>
    <style:style style:name="P47" style:parent-style-name="Standard" style:family="paragraph"/>
    <style:style style:name="T48" style:parent-style-name="Основнойшрифтабзаца" style:family="text">
      <style:text-properties fo:font-style="italic" style:font-style-asian="italic" style:font-style-complex="italic"/>
    </style:style>
    <style:style style:name="P49" style:parent-style-name="Standard" style:family="paragraph"/>
    <style:style style:name="T50" style:parent-style-name="Основнойшрифтабзаца" style:family="text">
      <style:text-properties fo:font-style="italic" style:font-style-asian="italic" style:font-style-complex="italic"/>
    </style:style>
    <style:style style:name="T51" style:parent-style-name="Основнойшрифтабзаца" style:family="text">
      <style:text-properties fo:font-style="italic" style:font-style-asian="italic" style:font-style-complex="italic"/>
    </style:style>
    <style:style style:name="P52" style:parent-style-name="Standard" style:family="paragraph"/>
    <style:style style:name="T53" style:parent-style-name="Основнойшрифтабзаца" style:family="text">
      <style:text-properties fo:font-style="italic" style:font-style-asian="italic" style:font-style-complex="italic"/>
    </style:style>
    <style:style style:name="T54" style:parent-style-name="Основнойшрифтабзаца" style:family="text">
      <style:text-properties fo:font-style="italic" style:font-style-asian="italic" style:font-style-complex="italic"/>
    </style:style>
    <style:style style:name="T55" style:parent-style-name="Основнойшрифтабзаца" style:family="text">
      <style:text-properties fo:font-style="italic" style:font-style-asian="italic" style:font-style-complex="italic"/>
    </style:style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</office:automatic-styles>
  <office:body>
    <office:text text:use-soft-page-breaks="true">
      <text:h text:style-name="P1" text:outline-level="2">Тестовое задание на разработчика Python<text:line-break/>ООО «Центр цифрового развития»</text:h>
      <text:p text:style-name="P2"/>
      <text:p text:style-name="P3">Задание многоуровневое: чем больше функционала будет реализовано, тем лучше.</text:p>
      <text:p text:style-name="P4">Постановка задач должна вызвать некоторые вопросы — будет плюсом предоставить вместе с решением и возникшие вопросы с кратким обоснованием принятых решений.</text:p>
      <text:p text:style-name="Standard"/>
      <text:p text:style-name="Standard">Разработать Django-приложение с функционалом:</text:p>
      <text:list text:style-name="Numbering123">
        <text:list-item text:start-value="1">
          <text:p text:style-name="P5">CRUD (подсказка:<text:s/><text:span text:style-name="T6">DRF</text:span>)<text:s/><text:span text:style-name="T7">Новостей</text:span><text:s/>с данными:</text:p>
        </text:list-item>
      </text:list>
      <text:list text:style-name="List1" text:continue-numbering="true">
        <text:list-item>
          <text:list>
            <text:list-item>
              <text:p text:style-name="P8">Заголовок новости</text:p>
            </text:list-item>
            <text:list-item>
              <text:p text:style-name="P9">Главное изображение</text:p>
            </text:list-item>
            <text:list-item>
              <text:p text:style-name="P10">Превью-изображение (автоматически генерировать из главного изображения путём уменьшения до 200px по наименьшей стороне)</text:p>
            </text:list-item>
            <text:list-item>
              <text:p text:style-name="P11">Текст новости</text:p>
            </text:list-item>
            <text:list-item>
              <text:p text:style-name="P12">Дата публикации</text:p>
            </text:list-item>
            <text:list-item>
              <text:p text:style-name="P13">Автор новости</text:p>
            </text:list-item>
          </text:list>
        </text:list-item>
      </text:list>
      <text:list text:style-name="Numbering123" text:continue-numbering="true">
        <text:list-item>
          <text:p text:style-name="P14">Просмотр и редактирование<text:s/><text:span text:style-name="T15">Новостей</text:span><text:s/>с rich-текстом (подсказка<text:span text:style-name="T16">: summernote</text:span>) в админке.</text:p>
        </text:list-item>
        <text:list-item>
          <text:p text:style-name="P17">Выполнение периодической задачи (подсказка:<text:s/><text:span text:style-name="T18">celery</text:span>) на отправку email о<text:s/><text:span text:style-name="T19">Новостях</text:span>, опубликованных сегодня, с настройками (подсказка:<text:s/><text:span text:style-name="T20">constance</text:span>):</text:p>
        </text:list-item>
      </text:list>
      <text:list text:style-name="List1" text:continue-numbering="true">
        <text:list-item>
          <text:list>
            <text:list-item>
              <text:p text:style-name="P21">Список адресатов</text:p>
            </text:list-item>
            <text:list-item>
              <text:p text:style-name="P22">Тема сообщения</text:p>
            </text:list-item>
            <text:list-item>
              <text:p text:style-name="P23">Текст сообщения</text:p>
            </text:list-item>
            <text:list-item>
              <text:p text:style-name="P24">Время отправки</text:p>
            </text:list-item>
          </text:list>
        </text:list-item>
      </text:list>
      <text:list text:style-name="Numbering123" text:continue-numbering="true">
        <text:list-item>
          <text:p text:style-name="P25">Импорт<text:s/><text:span text:style-name="T26">Примечательных мест</text:span><text:s/>из xlsx-файла с данными:</text:p>
        </text:list-item>
      </text:list>
      <text:list text:style-name="List1" text:continue-numbering="true">
        <text:list-item>
          <text:list>
            <text:list-item>
              <text:p text:style-name="P27">Название места</text:p>
            </text:list-item>
            <text:list-item>
              <text:p text:style-name="P28">Гео-координаты места (точка)</text:p>
            </text:list-item>
            <text:list-item>
              <text:p text:style-name="P29">Рейтинг (от 0 до 25)</text:p>
            </text:list-item>
          </text:list>
        </text:list-item>
      </text:list>
      <text:list text:style-name="Numbering123" text:continue-numbering="true">
        <text:list-item>
          <text:p text:style-name="P30">Просмотр и редактирование<text:s/><text:span text:style-name="T31">Примечательных мест</text:span><text:s/>в админке, координаты получать с помощью виджета карты.</text:p>
        </text:list-item>
        <text:list-item>
          <text:p text:style-name="P32">Выполнение периодической задачи (подсказка:<text:s/><text:span text:style-name="T33">celery</text:span>) на получение<text:s/><text:span text:style-name="T34">Сводки погоды</text:span><text:s/>в<text:s/><text:span text:style-name="T35">Примечательном месте</text:span>:</text:p>
        </text:list-item>
      </text:list>
      <text:list text:style-name="List1" text:continue-numbering="true">
        <text:list-item>
          <text:list>
            <text:list-item>
              <text:p text:style-name="P36">Периодичность выполнения задачи должна редактироваться из админки, по умолчанию - <text:s/>раз в час</text:p>
            </text:list-item>
            <text:list-item>
              <text:p text:style-name="P37">Провайдера погоды выбрать самостоятельно (можно реализовать сервис в другом приложении)</text:p>
            </text:list-item>
            <text:list-item>
              <text:p text:style-name="P38">Данные<text:s/><text:span text:style-name="T39">Сводки погоды</text:span>:</text:p>
              <text:list text:continue-numbering="true">
                <text:list-item>
                  <text:p text:style-name="P40">Температура по шкале Цельсия</text:p>
                </text:list-item>
                <text:list-item>
                  <text:p text:style-name="P41">Влажность воздуха, в %</text:p>
                </text:list-item>
                <text:list-item>
                  <text:p text:style-name="P42">Атмосферное давление, в мм ртутного столба</text:p>
                </text:list-item>
                <text:list-item>
                  <text:p text:style-name="P43">Направление ветра</text:p>
                </text:list-item>
                <text:list-item>
                  <text:p text:style-name="P44">Скорость ветра, в м/с</text:p>
                </text:list-item>
              </text:list>
            </text:list-item>
            <text:list-item>
              <text:p text:style-name="P45">Данные<text:s/><text:span text:style-name="T46">Сводки погоды</text:span><text:s/>должны быть реалистичными и разными (но не обязательно настоящими)</text:p>
            </text:list-item>
            <text:list-item>
              <text:p text:style-name="P47">Данные<text:s/><text:span text:style-name="T48">Сводки погоды</text:span><text:s/>должны сохраняться без возможности редактирования</text:p>
            </text:list-item>
          </text:list>
        </text:list-item>
      </text:list>
      <text:soft-page-break/>
      <text:list text:style-name="Numbering123" text:continue-numbering="true">
        <text:list-item>
          <text:p text:style-name="P49">Просмотр<text:s/><text:span text:style-name="T50">Сводки погоды</text:span><text:s/>в админке с фильтром по<text:s/><text:span text:style-name="T51">Примечательному месту</text:span><text:s/>и дате снятия показаний.</text:p>
        </text:list-item>
        <text:list-item>
          <text:p text:style-name="P52">Экспорт<text:s/><text:span text:style-name="T53">Сводки погоды</text:span><text:s/>в xlsx-файл (подсказка:<text:s/><text:span text:style-name="T54">xlsxWriter</text:span>) с фильтром по<text:s/><text:span text:style-name="T55">Примечательному месту</text:span><text:s/>и дате снятия показаний.</text:p>
        </text:list-item>
      </text:list>
      <text:p text:style-name="Standard"/>
      <text:p text:style-name="Standard">Дополнительные баллы можно набрать за:</text:p>
      <text:list text:style-name="List1" text:continue-numbering="true">
        <text:list-item>
          <text:list>
            <text:list-item>
              <text:p text:style-name="P56">Разворачивание приложения в docker</text:p>
            </text:list-item>
            <text:list-item>
              <text:p text:style-name="P57">Адекватную историю коммитов</text:p>
            </text:list-item>
            <text:list-item>
              <text:p text:style-name="P58">Readme с описанием реализованного функционала и инструкциями по разворачиванию локально (и в docker)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Сосонко Мария Геннадьевна</meta:initial-creator>
    <dc:creator>Сосонко Мария Геннадьевна</dc:creator>
    <meta:creation-date>2022-09-16T04:50:00Z</meta:creation-date>
    <dc:date>2022-09-16T04:50:00Z</dc:date>
    <meta:template xlink:href="Normal" xlink:type="simple"/>
    <meta:editing-cycles>2</meta:editing-cycles>
    <meta:editing-duration>PT0S</meta:editing-duration>
    <meta:document-statistic meta:page-count="2" meta:paragraph-count="4" meta:word-count="317" meta:character-count="2121" meta:row-count="15" meta:non-whitespace-character-count="1808"/>
  </office:meta>
</office:document-meta>
</file>